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justify" fo:margin-bottom="10.00pt"/>
    </style:style>
    <style:style style:name="P3" style:family="paragraph">
      <style:paragraph-properties fo:line-height="115.00%" fo:text-align="justify" fo:margin-bottom="10.00pt"/>
    </style:style>
    <style:style style:name="P4" style:family="paragraph">
      <style:paragraph-properties fo:line-height="115.00%" fo:text-align="center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center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AMPANHAS SOCIAIS</text:span></text:p>
      <text:p text:style-name="P1"><text:span text:style-name="T2">POR MIM</text:span></text:p>
      <text:p text:style-name="P2"><text:span text:style-name="T3">Vila Olímpica Professor Manoel José Gomes Tubino- Mato Alto (Jacarepaguá) (-22.901216,-43.354686)</text:span></text:p>
      <text:p text:style-name="P2"><text:span text:style-name="T3">Vila Olímpica Carlos Castilho (-22.859946, -43.267645)</text:span></text:p>
      <text:p text:style-name="P2"><text:span text:style-name="T3">Vila Olímpica da Maré (-22.849602,-43.241211)</text:span></text:p>
      <text:p text:style-name="P2"><text:span text:style-name="T3">Vila Olímpica Jornalista Ary de Carvalho (-22.850959,-43.491097)</text:span></text:p>
      <text:p text:style-name="P2"><text:span text:style-name="T3">Parque das Vizinhaças Dias Gomes (-22.8524,-43.384336)</text:span></text:p>
      <text:p text:style-name="P2"><text:span text:style-name="T3">Vila Olímpica Clara Nunes (-22.82645,-43.354997)</text:span></text:p>
      <text:p text:style-name="P2"><text:span text:style-name="T3">Vila Olímpica Mestre Andre (-22.87009,-43.448653)</text:span></text:p>
      <text:p text:style-name="P2"><text:span text:style-name="T3">Vila Olímpica Oscar Schimdt (-22.922943,-43.693234)</text:span></text:p>
      <text:p text:style-name="P2"><text:span text:style-name="T3">Vila Olímpica da Gamboa (-22.89452,-43.200157)</text:span></text:p>
      <text:p text:style-name="P3"><text:span text:style-name="T4"/></text:p>
      <text:p text:style-name="P4"><text:span text:style-name="T5">PELOS OUTROS</text:span></text:p>
      <text:p text:style-name="P5"><text:span text:style-name="T6"><text:s/></text:span><text:span text:style-name="T7">Abbr Associação Brasileira Reabilitação - Jardim Botânico (</text:span><text:span text:style-name="T8">-22.964498,-43.217994)</text:span><text:span text:style-name="T9"/></text:p>
      <text:p text:style-name="P6"><text:span text:style-name="T9">Ação Cristã Vicente Moretti - Bangu (</text:span><text:span text:style-name="T10">-22.878426,-43.457536)<text:s/></text:span><text:span text:style-name="T11"/></text:p>
      <text:p text:style-name="P6"><text:span text:style-name="T11">Action Laser - Flamengo (<text:s/></text:span><text:span text:style-name="T12">-22.92687585058353, -43.173667888360555 )</text:span><text:span text:style-name="T13"/></text:p>
      <text:p text:style-name="P7"><text:span text:style-name="T13">Clínica de Reabilitação e Pesquisa São José - Madureira (<text:s/></text:span><text:span text:style-name="T14">-22.864335006696436, -43.33335069999998)</text:span></text:p>
      <text:p text:style-name="P8"><text:span text:style-name="T15"/></text:p>
      <text:p text:style-name="P8"><text:span text:style-name="T16">Clínica de Reabilitação Fisioterápica do Andaraí Vieira &amp; Correia - Andaraí</text:span><text:span text:style-name="T17"/></text:p>
      <text:p text:style-name="P8"><text:span text:style-name="T17">Clínica de Reabilitação Oral J Reifman - Ipanema (</text:span><text:span text:style-name="T18">-22.984056,-43.2077)</text:span><text:span text:style-name="T19"/></text:p>
      <text:p text:style-name="P8"><text:span text:style-name="T19">Clínica Ibmr Mente e Corpo - Botafogo (<text:s/></text:span><text:span text:style-name="T20">-22.951379,-43.190562)</text:span><text:span text:style-name="T21"/></text:p>
      <text:p text:style-name="P8"><text:span text:style-name="T21">Clínica Dr Noleto - Barra da Tijuca (<text:s/></text:span><text:span text:style-name="T22">-23.000239,-43.361265)</text:span><text:span text:style-name="T23"/></text:p>
      <text:p text:style-name="P8"><text:span text:style-name="T23">Criar- Centro (</text:span><text:span text:style-name="T24">-22.901056,-43.179363)</text:span><text:span text:style-name="T25"/></text:p>
      <text:p text:style-name="P8"><text:span text:style-name="T25">Fleming Clínicas Integradas - Copacabana ( -22.97519010673267, -43.18956909999997))</text:span></text:p>
      <text:p text:style-name="P8"><text:span text:style-name="T25">Habilitarem - Lagoa ( -22.96628600672974, -43.20253654999999)</text:span></text:p>
      <text:p text:style-name="P8"><text:span text:style-name="T25">Interdomi Soluções Alternativas- Centro ( -22.906777506710302, -43.17684069999996)</text:span></text:p>
      <text:p text:style-name="P8"><text:span text:style-name="T25">Instituto Ana Freud - Laranjeiras (-22.938934506720837, -43.189609649999966)</text:span></text:p>
      <text:p text:style-name="P8"><text:span text:style-name="T25">Associação Civil de Caridade do Orfanato Arco-Íris - Campo Grande (-22.869072506697993, -43.548565199999985)</text:span></text:p>
      <text:p text:style-name="P8"><text:span text:style-name="T25">Orfanato Casa Lúcia - Lins de Vasconcelos (-22.908407606710842, -43.283660499999996)</text:span></text:p>
      <text:p text:style-name="P8"><text:span text:style-name="T25">Orfanato Santa Rita de Cássia - Praça Seca (-22.9009846067084, -43.3531236)</text:span></text:p>
      <text:p text:style-name="P8"><text:span text:style-name="T25">Retiro Humboldt- Cidade de Deus ou Pechincha (-22.937626006720386, -43.35324630000002)</text:span></text:p>
      <text:p text:style-name="P8"><text:span text:style-name="T25">Educandario Nossa Senhora Dores- Olaria<text:s text:c="2"/>(-22.849975756691748, -43.27180729999998)</text:span></text:p>
      <text:p text:style-name="P8"><text:span text:style-name="T25">Casa da Crianca Dr Bezerra de Menezes- Andaraí (-22.917979506713998, -43.23645520000002)</text:span></text:p>
      <text:p text:style-name="P8"><text:span text:style-name="T25">Lar Pedro Richard- Campinho ou Praça Seca (-22.888379306704326, -43.34967500000005)</text:span></text:p>
      <text:p text:style-name="P8"><text:span text:style-name="T26">Residência São Tiago Apóstolo- Tijuca</text:span><text:span text:style-name="T27"/></text:p>
      <text:p text:style-name="P8"><text:span text:style-name="T27">Abrigo Nazareno- Campo Grande (-22.911825356711958, -43.56734675000001)</text:span></text:p>
      <text:p text:style-name="P8"><text:span text:style-name="T27">Instituto Metodista Ana Gonzaga- Campo Grande ou Cosmos (-22.914933106713004, -43.60509769999999)</text:span></text:p>
      <text:p text:style-name="P8"><text:span text:style-name="T27">Recanto da Felicidade na Ilha- PItangueiras (-22.8161247066807, -43.17923069999995)</text:span></text:p>
      <text:p text:style-name="P8"><text:span text:style-name="T27">Sociedade Recreio dos Anciãos Para Asilo da Velhice Desamparada - Tijuca<text:s text:c="2"/>(-22.940816806721415, -43.251019550000024)</text:span></text:p>
      <text:p text:style-name="P8"><text:span text:style-name="T27">Asilo e Casa de Repouso Feliz Viver - Andaraí (-22.92025075671473, -43.238460749999945)</text:span></text:p>
      <text:p text:style-name="P8"><text:span text:style-name="T27">Patronato de Menores e Asilo Infantil Nossa Senhora de Pompéia - Cachambi ou Todos os Santos</text:span></text:p>
      <text:p text:style-name="P8"><text:span text:style-name="T27">(-22.89184935670544, -43.28036825000004)</text:span></text:p>
      <text:p text:style-name="P8"><text:span text:style-name="T27">Asilo da Legião do Bem - Méier (-22.90254270670893, -43.27941569999996)</text:span></text:p>
      <text:p text:style-name="P8"><text:span text:style-name="T27">Asilo Thereza Christina - Riachuelo ou Sampaio<text:s text:c="2"/>(-22.899051356707822, -43.25666209999997)</text:span></text:p>
      <text:p text:style-name="P8"><text:span text:style-name="T27">Asilo Recanto da Velhice- Cosmos (-22.912662156712244, -43.60567949999995)</text:span></text:p>
      <text:p text:style-name="P8"><text:span text:style-name="T27">Casa Maternal Mello Mattos - Jardim Botânico (-22.962455,-43.219027)</text:span></text:p>
      <text:p text:style-name="P8"><text:span text:style-name="T28">Recanto do Idoso Maria da Conceição - Campo Grande</text:span><text:span text:style-name="T29"/></text:p>
      <text:p text:style-name="P8"><text:span text:style-name="T30">Abrigo Alma - Praia da Bandeira</text:span></text:p>
      <text:p text:style-name="P8"><text:span text:style-name="T31">Vida e Cia Geriatria<text:s/></text:span><text:span text:style-name="T32">–</text:span><text:span text:style-name="T33"><text:s/>Jacarepagu</text:span><text:span text:style-name="T34">á (-22.915433,-43.416007)</text:span></text:p>
      <text:p text:style-name="P8"><text:span text:style-name="T34">Abrigo Tereza de Jesus<text:s/></text:span><text:span text:style-name="T35">–</text:span><text:span text:style-name="T36"><text:s/>Maracan</text:span><text:span text:style-name="T37">ã (-22.91315,-43.220302)</text:span></text:p>
      <text:p text:style-name="P8"><text:span text:style-name="T37">Beneficiência Portuguesa - Praça Seca (-22.899087,-43.357707)</text:span></text:p>
      <text:p text:style-name="P8"><text:span text:style-name="T37">Casa Geriátrica São Mateus<text:s/></text:span><text:span text:style-name="T38">–</text:span><text:span text:style-name="T39"><text:s/>Guadalupe (-22.832684,-43.381686)</text:span></text:p>
      <text:p text:style-name="P8"><text:span text:style-name="T40">Fraternidade de Nossa Senhora da Paz da Ordem Fran<text:s/></text:span><text:span text:style-name="T41">–</text:span><text:span text:style-name="T42"><text:s/>Piedade (-22.887997,-43.310897)</text:span></text:p>
      <text:p text:style-name="P8"><text:span text:style-name="T43">Otero Bastos Residencial Para Idosos<text:s/></text:span><text:span text:style-name="T44">–</text:span><text:span text:style-name="T45"><text:s/>Graja</text:span><text:span text:style-name="T46">ú (-22.922567,-43.266694)</text:span></text:p>
      <text:p text:style-name="P9"><text:span text:style-name="T47"/></text:p>
      <text:p text:style-name="P10"><text:span text:style-name="T48">PELO MUNDO</text:span></text:p>
      <text:p text:style-name="P11"><text:span text:style-name="T49">Greenpace</text:span></text:p>
      <text:p text:style-name="P11"><text:span text:style-name="T49">WWF</text:span></text:p>
      <text:p text:style-name="P11"><text:span text:style-name="T49">Pegada Ecológica</text:span></text:p>
      <text:p text:style-name="P11"><text:span text:style-name="T49">Hora do Planeta</text:span></text:p>
      <text:p text:style-name="P11"><text:span text:style-name="T49">Liga das Florestas</text:span></text:p>
      <text:p text:style-name="P11"><text:span text:style-name="T49">Vale Verde</text:span></text:p>
      <text:p text:style-name="P11"><text:span text:style-name="T49">Recicloteca</text:span></text:p>
      <text:p text:style-name="P12"><text:span text:style-name="T50"/></text:p>
      <text:p text:style-name="P12"><text:span text:style-name="T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